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ext_20_body" style:list-style-name="L1">
      <style:paragraph-properties fo:margin-top="0in" fo:margin-bottom="0in"/>
    </style:style>
    <style:style style:name="P10" style:family="paragraph" style:parent-style-name="Text_20_body" style:list-style-name="L2">
      <style:paragraph-properties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3">
      <style:paragraph-properties fo:margin-left="0.5in" fo:margin-right="0in" fo:text-indent="0in" style:auto-text-indent="false"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4">
      <style:paragraph-properties fo:margin-left="0.5in" fo:margin-right="0in" fo:text-indent="0in" style:auto-text-indent="false"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5">
      <style:paragraph-properties fo:margin-left="0.5in" fo:margin-right="0in" fo:text-indent="0in" style:auto-text-indent="false" fo:margin-top="0in" fo:margin-bottom="0in"/>
    </style:style>
    <style:style style:name="P17" style:family="paragraph" style:parent-style-name="Quotations">
      <style:paragraph-properties fo:margin-left="0.5in" fo:margin-right="0in" fo:text-indent="0in" style:auto-text-indent="fals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A1" style:family="table-cell">
      <style:table-cell-properties fo:border="none"/>
    </style:style>
  </office:automatic-styles>
  <office:body>
    <office:text>
      <text:p text:style-name="Text_20_body"><text:a xlink:type="simple" xlink:href="mailto:rahulpatle.9895@gmail.com" office:name=""><text:span text:style-name="Definition">rahulpatle.9895@gmail.com</text:span></text:a></text:p>
      <text:p text:style-name="Text_20_body"><text:span text:style-name="T1">Rahul</text:span><text:span text:style-name="T2"> </text:span><text:span text:style-name="T3">Shriram</text:span><text:span text:style-name="T4"> </text:span><text:span text:style-name="T5">Patle</text:span></text:p>
      <text:p text:style-name="Text_20_body">Ward Vinoba Bhave Nagar Mob No : 8421748763 Tumsar Dist. Bhandara, 441912 Dob : 09-08-1995</text:p>
      <text:p text:style-name="Text_20_body"><text:span text:style-name="T6">Career</text:span><text:span text:style-name="T7"> </text:span><text:span text:style-name="T8">Objective</text:span> I am seeking a competitive and challenging environment where I can serve your organization with my interpersonal skills and technical knowledge to develop my learning curve and establish an enjoyable career.</text:p>
      <text:p text:style-name="Text_20_body"><text:span text:style-name="T9">Academic</text:span><text:span text:style-name="T10"> </text:span><text:span text:style-name="T11">Details</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text:span text:style-name="T12">Academic</text:span><text:span text:style-name="T13"> </text:span><text:span text:style-name="T14">Year</text:span></text:p>
            </table:table-cell>
            <table:table-cell table:style-name="Table1.A1" office:value-type="string">
              <text:p text:style-name="P1"><text:span text:style-name="T15">Degree/Certificate</text:span></text:p>
            </table:table-cell>
            <table:table-cell table:style-name="Table1.A1" office:value-type="string">
              <text:p text:style-name="P2"><text:span text:style-name="T16">University/Board</text:span></text:p>
            </table:table-cell>
            <table:table-cell table:style-name="Table1.A1" office:value-type="string">
              <text:p text:style-name="P3"><text:span text:style-name="T17">College</text:span></text:p>
            </table:table-cell>
            <table:table-cell table:style-name="Table1.A1" office:value-type="string">
              <text:p text:style-name="P4"><text:span text:style-name="T18">CGPA/Percentage</text:span></text:p>
            </table:table-cell>
          </table:table-row>
        </table:table-header-rows>
      </table:table>
      <text:p text:style-name="First_20_paragraph"> 2013 – 2017 | B.E | Nagpur University | S.B. Jain Nagpur | <text:span text:style-name="T19">66.32%</text:span> |<text:line-break/> 2012 – 2013 | H.S.C. | C.B.S.E. | S.N.S. | <text:span text:style-name="T20">61.60%</text:span> |<text:line-break/> 2010 - 2011 | S.S.C. | C.B.S.E. | K.V. 1 Mumbai | <text:span text:style-name="T21">81.70</text:span> |</text:p>
      <text:p text:style-name="Text_20_body"><text:span text:style-name="T22">Work</text:span><text:span text:style-name="T23"> </text:span><text:span text:style-name="T24">Experience</text:span></text:p>
      <text:p text:style-name="Text_20_body">Zappkode Solutions [(www.zappkode.com)] : 29-May to till Date</text:p>
      <text:p text:style-name="Text_20_body">Trainee User Experience Designer</text:p>
      <text:list text:style-name="L1">
        <text:list-item>
          <text:p text:style-name="P9">Conducting user research and designing prototype for android mobile applications.</text:p>
        </text:list-item>
        <text:list-item>
          <text:p text:style-name="P9">Communicate with senior developers to decide the process flow of applications.</text:p>
        </text:list-item>
        <text:list-item>
          <text:p text:style-name="P9">Determining the process and flow of the functionality for android applications.</text:p>
        </text:list-item>
        <text:list-item>
          <text:p text:style-name="P9">Delivering creative designs as per the company’s requirement.</text:p>
        </text:list-item>
        <text:list-item>
          <text:p text:style-name="P9">Designing user-centered interfaces/screens.</text:p>
        </text:list-item>
      </text:list>
      <text:p text:style-name="First_20_paragraph"><text:span text:style-name="T25">Technical</text:span><text:span text:style-name="T26"> </text:span><text:span text:style-name="T27">Skills</text:span></text:p>
      <text:list text:style-name="L2">
        <text:list-item>
          <text:p text:style-name="P10">Operating Systems : Windows, Linux</text:p>
        </text:list-item>
        <text:list-item>
          <text:p text:style-name="P10">Programming Languages : C, C++, Core Java</text:p>
        </text:list-item>
        <text:list-item>
          <text:p text:style-name="P10">Web Technology : HTML, CSS</text:p>
        </text:list-item>
        <text:list-item>
          <text:p text:style-name="P10">Database : Oracle 11g</text:p>
        </text:list-item>
        <text:list-item>
          <text:p text:style-name="P10">Tools &amp; Software : Eclipse, IBM Rational Rose, Unity Game Engine</text:p>
        </text:list-item>
      </text:list>
      <text:p text:style-name="First_20_paragraph"><text:span text:style-name="T28">Project</text:span><text:span text:style-name="T29"> </text:span><text:span text:style-name="T30">Work</text:span><text:span text:style-name="T31"> </text:span><text:span text:style-name="T32">:</text:span></text:p>
      <text:p text:style-name="Text_20_body"><text:span text:style-name="T33">Mini</text:span><text:span text:style-name="T34"> </text:span><text:span text:style-name="T35">Project</text:span> <text:span text:style-name="T36">Land</text:span><text:span text:style-name="T37"> </text:span><text:span text:style-name="T38">Registery</text:span><text:span text:style-name="T39"> </text:span><text:span text:style-name="T40">System</text:span> &gt; <text:span text:style-name="T41">Head</text:span><text:span text:style-name="T42"> </text:span><text:span text:style-name="T43">of</text:span><text:span text:style-name="T44"> </text:span><text:span text:style-name="T45">CSE/IT</text:span><text:span text:style-name="T46"> </text:span><text:span text:style-name="T47">Department</text:span> : Prof. Narendra Bawane &gt; <text:span text:style-name="T48">Description</text:span> &gt; Land-Registry-System is a totally web-based system, the main purpose of the system is to provide GUI for the registered seller, where land layouts and property records are displayed graphically, such that all the details of the property is stored in arranged manner for seller and these information is also available for the user. &gt; <text:span text:style-name="T49">Work</text:span><text:span text:style-name="T50"> </text:span><text:span text:style-name="T51">Done</text:span> &gt; - Requirement gathering from Real Estate Company and Agents. &gt; - Database setup with the help of PHP as a back-end language.</text:p>
      <text:p text:style-name="Text_20_body"><text:span text:style-name="T52">Major</text:span><text:span text:style-name="T53"> </text:span><text:span text:style-name="T54">Project</text:span> Multiplayer FPS Game Development &gt; <text:span text:style-name="T55">Description</text:span> &gt; Multiplayer FPS (First Person Shooter) is an android game in which multiple players can connect via Hotspot (Wi-Fi) enabled smartphones. The concept of game involves setting up fast paced multiplayer game where characters have unique traits to play. The game is being developed as a software product using Unity Game Engine.</text:p>
      <text:p text:style-name="Text_20_body"><text:span text:style-name="T56">Work</text:span><text:span text:style-name="T57"> </text:span><text:span text:style-name="T58">Done</text:span></text:p>
      <text:list text:style-name="L3">
        <text:list-item>
          <text:p text:style-name="P12">Multiplayer setup in Unity Game engine.</text:p>
        </text:list-item>
        <text:list-item>
          <text:p text:style-name="P12">Scripting for characters component and multiplayer network C# script.</text:p>
        </text:list-item>
        <text:list-item>
          <text:p text:style-name="P12">Character design using Blender.</text:p>
        </text:list-item>
        <text:list-item>
          <text:p text:style-name="P12">Unity networking for connection between devices.</text:p>
        </text:list-item>
      </text:list>
      <text:p text:style-name="First_20_paragraph"><text:span text:style-name="T59">Co-Curricular</text:span><text:span text:style-name="T60"> </text:span><text:span text:style-name="T61">Activities</text:span></text:p>
      <text:list text:style-name="L4">
        <text:list-item>
          <text:p text:style-name="P14">Attended workshop with hands on training on Big Data Management using Hadoop Technology.</text:p>
        </text:list-item>
        <text:list-item>
          <text:p text:style-name="P14">Volunteering in College Cultural Festival, leading a team for 24 hrs coding championship.</text:p>
        </text:list-item>
      </text:list>
      <text:p text:style-name="First_20_paragraph"><text:span text:style-name="T62">Extra-curricular</text:span><text:span text:style-name="T63"> </text:span><text:span text:style-name="T64">Activities/</text:span><text:span text:style-name="T65"> </text:span><text:span text:style-name="T66">Acheivements</text:span></text:p>
      <text:list text:style-name="L5">
        <text:list-item>
          <text:p text:style-name="P16">Won District level Basket Ball Championship.</text:p>
        </text:list-item>
        <text:list-item>
          <text:p text:style-name="P16">First place in Drawing Competition (K.V.1 Jabalpur, K.V. 1 Mumbai, S.N.S. Tumsar).</text:p>
        </text:list-item>
      </text:list>
      <text:p text:style-name="First_20_paragraph"><text:span text:style-name="T67">Declaration</text:span></text:p>
      <text:p text:style-name="Text_20_body">I hereby declare that all the above information is true to the best of my knowledge and belief.</text:p>
      <text:p text:style-name="P17">Place : Nagpur Date : &gt;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